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0042in" fo:margin-left="-0.2361in" table:align="left" style:writing-mode="lr-tb"/>
    </style:style>
    <style:style style:name="Table1.A" style:family="table-column">
      <style:table-column-properties style:column-width="0.2604in"/>
    </style:style>
    <style:style style:name="Table1.B" style:family="table-column">
      <style:table-column-properties style:column-width="1.5028in"/>
    </style:style>
    <style:style style:name="Table1.C" style:family="table-column">
      <style:table-column-properties style:column-width="2.2472in"/>
    </style:style>
    <style:style style:name="Table1.D" style:family="table-column">
      <style:table-column-properties style:column-width="2.99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0.9958in" style:rel-column-width="10043*"/>
    </style:style>
    <style:style style:name="Table3.B" style:family="table-column">
      <style:table-column-properties style:column-width="1.2861in" style:rel-column-width="12975*"/>
    </style:style>
    <style:style style:name="Table3.C" style:family="table-column">
      <style:table-column-properties style:column-width="1.316in" style:rel-column-width="13276*"/>
    </style:style>
    <style:style style:name="Table3.D" style:family="table-column">
      <style:table-column-properties style:column-width="1.4347in" style:rel-column-width="14473*"/>
    </style:style>
    <style:style style:name="Table3.E" style:family="table-column">
      <style:table-column-properties style:column-width="1.4639in" style:rel-column-width="14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284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0.9965in" style:rel-column-width="10052*"/>
    </style:style>
    <style:style style:name="Table4.B" style:family="table-column">
      <style:table-column-properties style:column-width="1.2875in" style:rel-column-width="12987*"/>
    </style:style>
    <style:style style:name="Table4.C" style:family="table-column">
      <style:table-column-properties style:column-width="1.3174in" style:rel-column-width="13289*"/>
    </style:style>
    <style:style style:name="Table4.D" style:family="table-column">
      <style:table-column-properties style:column-width="1.4361in" style:rel-column-width="14487*"/>
    </style:style>
    <style:style style:name="Table4.E" style:family="table-column">
      <style:table-column-properties style:column-width="1.459in" style:rel-column-width="14720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2" style:family="table-row">
      <style:table-row-properties style:min-row-height="0.284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44in" table:align="right" style:writing-mode="lr-tb"/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1.2868in"/>
    </style:style>
    <style:style style:name="Table2.C" style:family="table-column">
      <style:table-column-properties style:column-width="1.3174in"/>
    </style:style>
    <style:style style:name="Table2.D" style:family="table-column">
      <style:table-column-properties style:column-width="1.4361in"/>
    </style:style>
    <style:style style:name="Table2.E" style:family="table-column">
      <style:table-column-properties style:column-width="1.456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0.284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1.5368in" style:rel-column-width="15502*"/>
    </style:style>
    <style:style style:name="Table5.B" style:family="table-column">
      <style:table-column-properties style:column-width="1.6271in" style:rel-column-width="16413*"/>
    </style:style>
    <style:style style:name="Table5.C" style:family="table-column">
      <style:table-column-properties style:column-width="1.8104in" style:rel-column-width="18262*"/>
    </style:style>
    <style:style style:name="Table5.D" style:family="table-column">
      <style:table-column-properties style:column-width="1.5222in" style:rel-column-width="1535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code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officeooo:paragraph-rsid="0184f38f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21" style:family="paragraph" style:parent-style-name="Heading_20_1">
      <style:paragraph-properties fo:margin-top="0in" fo:margin-bottom="0in" style:contextual-spacing="false" fo:line-height="120%" fo:break-before="pag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2" style:family="paragraph" style:parent-style-name="Heading_20_1">
      <style:paragraph-properties fo:margin-top="0in" fo:margin-bottom="0in" style:contextual-spacing="false" fo:line-height="120%"/>
      <style:text-properties style:font-name="Liberation Serif" fo:font-size="20pt" fo:font-weight="bold" officeooo:paragraph-rsid="0184f38f" style:font-size-asian="20pt" style:font-weight-asian="bold" style:font-size-complex="20pt" style:font-weight-complex="bold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Liberation Serif" fo:font-size="20pt" fo:font-weight="bold" officeooo:paragraph-rsid="018d881b" style:font-size-asian="20pt" style:font-weight-asian="bold" style:font-size-complex="20pt" style:font-weight-complex="bold"/>
    </style:style>
    <style:style style:name="P24" style:family="paragraph" style:parent-style-name="Heading_20_1">
      <style:paragraph-properties fo:margin-top="0in" fo:margin-bottom="0in" style:contextual-spacing="false" fo:break-before="page"/>
      <style:text-properties style:font-name="Liberation Serif" fo:font-size="20pt" fo:font-weight="bold" officeooo:paragraph-rsid="018d881b" style:font-size-asian="20pt" style:font-weight-asian="bold" style:font-size-complex="20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style:font-name="Liberation Serif" officeooo:paragraph-rsid="0184f38f"/>
    </style:style>
    <style:style style:name="P26" style:family="paragraph" style:parent-style-name="Heading_20_1">
      <style:paragraph-properties fo:margin-top="0in" fo:margin-bottom="0in" style:contextual-spacing="false"/>
      <style:text-properties style:font-name="Liberation Serif" fo:font-size="14pt" officeooo:paragraph-rsid="01741f7c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14pt" officeooo:rsid="0184f38f" officeooo:paragraph-rsid="0184f38f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14pt" officeooo:rsid="0177560b" officeooo:paragraph-rsid="0184f38f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14pt" officeooo:paragraph-rsid="018c8751" style:font-size-asian="14pt" style:font-size-complex="14pt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84f38f" officeooo:paragraph-rsid="0184f38f" style:font-size-asian="14pt" style:font-weight-asian="normal" style:font-size-complex="14pt" style:font-weight-complex="normal"/>
    </style:style>
    <style:style style:name="P31" style:family="paragraph" style:parent-style-name="Text_20_body">
      <style:text-properties style:font-name="Liberation Serif" fo:font-size="14pt" fo:font-weight="bold" officeooo:rsid="015dd958" officeooo:paragraph-rsid="0184f38f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line-height="100%"/>
      <style:text-properties style:font-name="Liberation Serif" fo:font-size="14pt" fo:font-weight="bold" officeooo:rsid="015dd958" officeooo:paragraph-rsid="0184f38f" style:font-size-asian="12.25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115%"/>
      <style:text-properties style:font-name="Liberation Serif" fo:font-size="14pt" fo:font-weight="bold" officeooo:rsid="016a1d83" officeooo:paragraph-rsid="0184f38f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line-height="100%"/>
      <style:text-properties style:font-name="Liberation Serif" fo:font-size="14pt" fo:font-weight="bold" officeooo:rsid="016a1d83" officeooo:paragraph-rsid="0184f38f" style:font-size-asian="12.25pt" style:font-weight-asian="bold" style:font-size-complex="14pt" style:font-weight-complex="bold"/>
    </style:style>
    <style:style style:name="P35" style:family="paragraph" style:parent-style-name="Text_20_body">
      <style:paragraph-properties fo:line-height="115%"/>
      <style:text-properties style:font-name="Liberation Serif" officeooo:paragraph-rsid="0184f38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margin-top="0in" fo:margin-bottom="0in" style:contextual-spacing="false" fo:break-before="page"/>
      <style:text-properties officeooo:rsid="015dd958" officeooo:paragraph-rsid="0184f38f"/>
    </style:style>
    <style:style style:name="P3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officeooo:rsid="015dd958" officeooo:paragraph-rsid="0184f38f"/>
    </style:style>
    <style:style style:name="P39" style:family="paragraph" style:parent-style-name="Heading_20_1">
      <style:paragraph-properties fo:margin-top="0in" fo:margin-bottom="0in" style:contextual-spacing="false"/>
      <style:text-properties fo:font-variant="small-caps" style:font-name="Liberation Serif" fo:font-size="20pt" fo:letter-spacing="0.0035in" fo:font-weight="bold" officeooo:paragraph-rsid="006abaa6" style:font-size-asian="20pt" style:font-weight-asian="bold" style:font-size-complex="20pt" style:font-weight-complex="bold"/>
    </style:style>
    <style:style style:name="P40" style:family="paragraph" style:parent-style-name="Text_20_body">
      <style:text-properties fo:font-variant="small-caps" style:font-name="Liberation Serif" fo:font-size="20pt" fo:letter-spacing="0.0035in" fo:font-weight="bold" officeooo:rsid="01046572" style:font-size-asian="20pt" style:font-weight-asian="bold" style:font-size-complex="20pt" style:font-weight-complex="bold"/>
    </style:style>
    <style:style style:name="P41" style:family="paragraph" style:parent-style-name="Text_20_body">
      <style:paragraph-properties fo:break-before="page"/>
      <style:text-properties fo:font-variant="small-caps" style:font-name="Liberation Serif" fo:font-size="20pt" fo:letter-spacing="0.0035in" fo:font-weight="bold" officeooo:rsid="01046572" style:font-size-asian="20pt" style:font-weight-asian="bold" style:font-size-complex="20pt" style:font-weight-complex="bold"/>
    </style:style>
    <style:style style:name="P42" style:family="paragraph" style:parent-style-name="Heading_20_1">
      <style:paragraph-properties fo:margin-top="0in" fo:margin-bottom="0in" style:contextual-spacing="false"/>
      <style:text-properties officeooo:rsid="0184f38f" officeooo:paragraph-rsid="0184f38f"/>
    </style:style>
    <style:style style:name="P43" style:family="paragraph" style:parent-style-name="Heading_20_1">
      <style:paragraph-properties fo:margin-top="0in" fo:margin-bottom="0in" style:contextual-spacing="false"/>
    </style:style>
    <style:style style:name="P44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5dd958" officeooo:paragraph-rsid="0184f38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60f4d5" officeooo:paragraph-rsid="0184f38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20%" fo:text-align="justify" style:justify-single-word="false" fo:orphans="2" fo:widows="2" fo:text-indent="0.5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ce24e4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officeooo:rsid="006abaa6" officeooo:paragraph-rsid="0184f38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8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officeooo:rsid="006abaa6" officeooo:paragraph-rsid="0184f38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9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10f4276" officeooo:paragraph-rsid="0184f38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184f38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184f38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0884caf" officeooo:paragraph-rsid="0184f38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List_20_Paragraph">
      <loext:graphic-properties draw:fill="none"/>
      <style:paragraph-properties fo:margin-left="0.0783in" fo:margin-right="0in" fo:margin-top="0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Mono" fo:font-size="14pt" fo:language="ru" fo:country="RU" fo:font-weight="normal" officeooo:rsid="018e37a7" officeooo:paragraph-rsid="018e37a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paragraph-rsid="0184f38f" fo:background-color="#ffffff" style:font-size-asian="14pt" style:font-size-complex="14pt"/>
    </style:style>
    <style:style style:name="P55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fo:background-color="#ffffff" style:font-size-asian="14pt" style:font-size-complex="14pt"/>
    </style:style>
    <style:style style:name="P56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rsid="015dd958" officeooo:paragraph-rsid="0184f38f" fo:background-color="#ffffff" style:font-size-asian="14pt" style:font-size-complex="14pt"/>
    </style:style>
    <style:style style:name="P57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rsid="0184f38f" fo:background-color="#ffffff" style:font-size-asian="14pt" style:font-size-complex="14pt"/>
    </style:style>
    <style:style style:name="P58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rsid="0184f38f" officeooo:paragraph-rsid="0184f38f" fo:background-color="#ffffff" style:font-size-asian="14pt" style:font-size-complex="14pt"/>
    </style:style>
    <style:style style:name="P59" style:family="paragraph" style:parent-style-name="Table_20_Contents">
      <style:paragraph-properties fo:margin-top="0in" fo:margin-bottom="0in" style:contextual-spacing="false" fo:text-align="end" style:justify-single-word="false"/>
      <style:text-properties fo:color="#000000" loext:opacity="100%" style:font-name="monospace" fo:font-size="14pt" officeooo:rsid="018c8751" officeooo:paragraph-rsid="018c8751" fo:background-color="#ffffff" style:font-size-asian="14pt" style:font-size-complex="14pt"/>
    </style:style>
    <style:style style:name="P60" style:family="paragraph" style:parent-style-name="List_20_Paragraph">
      <style:paragraph-properties fo:margin-left="0in" fo:margin-right="0in" fo:margin-top="0.1665in" fo:margin-bottom="0in" style:contextual-spacing="true" fo:text-indent="0in" style:auto-text-indent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officeooo:paragraph-rsid="0184f38f" style:font-size-asian="14pt" style:font-size-complex="14pt"/>
    </style:style>
    <style:style style:name="P6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officeooo:rsid="011c3217" officeooo:paragraph-rsid="0184f38f" style:font-size-asian="14pt" style:font-size-complex="14pt"/>
    </style:style>
    <style:style style:name="P6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officeooo:rsid="008f14c6" officeooo:paragraph-rsid="0184f38f" style:font-size-asian="14pt" style:font-size-complex="14pt"/>
    </style:style>
    <style:style style:name="P6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officeooo:rsid="013937df" officeooo:paragraph-rsid="0184f38f" style:font-size-asian="14pt" style:font-size-complex="14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4pt" officeooo:rsid="018c8751" officeooo:paragraph-rsid="018c8751" style:font-size-asian="14pt" style:font-size-complex="14pt"/>
    </style:style>
    <style:style style:name="P6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030423b" officeooo:paragraph-rsid="0184f38f" style:font-size-asian="14pt" style:font-size-complex="14pt"/>
    </style:style>
    <style:style style:name="P6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08d68e9" officeooo:paragraph-rsid="0184f38f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5dd958" officeooo:paragraph-rsid="0184f38f" style:font-size-asian="14pt" style:font-size-complex="14pt"/>
    </style:style>
    <style:style style:name="P6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ru" fo:country="RU" officeooo:rsid="015dd958" officeooo:paragraph-rsid="0184f38f" style:font-size-asian="14pt" style:font-size-complex="14pt"/>
    </style:style>
    <style:style style:name="P7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Sans" fo:font-size="14pt" fo:language="en" fo:country="US" officeooo:rsid="011c3217" officeooo:paragraph-rsid="0184f38f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style:font-name="Liberation Sans" officeooo:paragraph-rsid="018c8751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Mono" fo:font-size="14pt" fo:language="ru" fo:country="RU" officeooo:rsid="015dd958" officeooo:paragraph-rsid="0184f38f" style:font-size-asian="14pt" style:font-size-complex="14pt"/>
    </style:style>
    <style:style style:name="P7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Liberation Mono" fo:font-size="14pt" fo:language="ru" fo:country="RU" officeooo:rsid="015dd958" officeooo:paragraph-rsid="0184f38f" style:font-size-asian="14pt" style:font-size-complex="14pt"/>
    </style:style>
    <style:style style:name="P74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rsid="015dd958" officeooo:paragraph-rsid="0184f38f" style:font-size-asian="14pt" style:font-size-complex="14pt"/>
    </style:style>
    <style:style style:name="P75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paragraph-rsid="0184f38f" style:font-size-asian="14pt" style:font-size-complex="14pt"/>
    </style:style>
    <style:style style:name="P76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rsid="0184f38f" officeooo:paragraph-rsid="0184f38f" style:font-size-asian="14pt" style:font-size-complex="14pt"/>
    </style:style>
    <style:style style:name="P77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Liberation Mono" fo:font-size="14pt" officeooo:rsid="018c8751" officeooo:paragraph-rsid="018c8751" style:font-size-asian="14pt" style:font-size-complex="14pt"/>
    </style:style>
    <style:style style:name="P78" style:family="paragraph" style:parent-style-name="Text_20_body">
      <style:text-properties style:font-name="Liberation Mono" fo:font-size="12pt" fo:font-weight="normal" officeooo:rsid="015dd958" officeooo:paragraph-rsid="0184f38f" style:font-size-asian="10.5pt" style:font-weight-asian="normal" style:font-size-complex="12pt" style:font-weight-complex="normal"/>
    </style:style>
    <style:style style:name="P79" style:family="paragraph" style:parent-style-name="Text_20_body">
      <style:paragraph-properties fo:line-height="100%"/>
      <style:text-properties style:font-name="Liberation Mono" fo:font-size="12pt" fo:font-weight="normal" officeooo:rsid="015dd958" officeooo:paragraph-rsid="0184f38f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15dd958" officeooo:paragraph-rsid="0184f38f" style:font-size-asian="14pt" style:font-size-complex="14pt"/>
    </style:style>
    <style:style style:name="P81" style:family="paragraph" style:parent-style-name="Table_20_Contents">
      <style:paragraph-properties fo:margin-top="0in" fo:margin-bottom="0in" style:contextual-spacing="false" fo:text-align="end" style:justify-single-word="false"/>
      <style:text-properties fo:font-size="14pt" officeooo:rsid="015dd958" officeooo:paragraph-rsid="0184f38f" style:font-size-asian="14pt" style:font-size-complex="14pt"/>
    </style:style>
    <style:style style:name="P8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184f38f" officeooo:paragraph-rsid="0184f38f" style:font-size-asian="14pt" style:font-size-complex="14pt"/>
    </style:style>
    <style:style style:name="P8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18c8751" officeooo:paragraph-rsid="018c8751" style:font-size-asian="14pt" style:font-size-complex="14pt"/>
    </style:style>
    <style:style style:name="P84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monospace" fo:font-size="14pt" officeooo:rsid="015dd958" officeooo:paragraph-rsid="0184f38f" style:font-size-asian="14pt" style:font-size-complex="14pt"/>
    </style:style>
    <style:style style:name="P85" style:family="paragraph" style:parent-style-name="Text_20_body">
      <style:text-properties fo:font-weight="bold" style:font-weight-asian="bold" style:font-weight-complex="bold"/>
    </style:style>
    <style:style style:name="P86" style:family="paragraph" style:parent-style-name="Text_20_body">
      <style:text-properties fo:font-weight="bold" officeooo:rsid="0184f38f" officeooo:paragraph-rsid="0184f38f" style:font-weight-asian="bold" style:font-weight-complex="bold"/>
    </style:style>
    <style:style style:name="P87" style:family="paragraph" style:parent-style-name="code">
      <style:paragraph-properties fo:text-align="start" style:justify-single-word="false"/>
    </style:style>
    <style:style style:name="P88" style:family="paragraph" style:parent-style-name="code">
      <style:text-properties officeooo:paragraph-rsid="0184f38f"/>
    </style:style>
    <style:style style:name="P89" style:family="paragraph" style:parent-style-name="code">
      <style:paragraph-properties fo:text-align="justify" style:justify-single-word="false"/>
      <style:text-properties officeooo:paragraph-rsid="0184f38f"/>
    </style:style>
    <style:style style:name="P9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2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paragraph-rsid="0184f38f" style:font-size-asian="14pt" style:font-weight-asian="bold" style:font-size-complex="14pt"/>
    </style:style>
    <style:style style:name="P93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15dd958" officeooo:paragraph-rsid="0184f38f" style:font-size-asian="14pt" style:font-weight-asian="bold" style:font-size-complex="14pt" style:font-weight-complex="bold"/>
    </style:style>
    <style:style style:name="P94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bold" officeooo:rsid="002ce9a5" officeooo:paragraph-rsid="0184f38f" style:font-size-asian="14pt" style:font-weight-asian="bold" style:font-size-complex="14pt" style:font-weight-complex="bold"/>
    </style:style>
    <style:style style:name="P95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style:contextual-spacing="true" fo:line-height="120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erif" fo:font-size="14pt" officeooo:rsid="001ab047" officeooo:paragraph-rsid="0184f38f" style:font-size-asian="14pt" style:font-size-complex="14pt"/>
    </style:style>
    <style:style style:name="P96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officeooo:rsid="001ab047" officeooo:paragraph-rsid="0184f38f" style:font-size-asian="14pt" style:font-size-complex="14pt"/>
    </style:style>
    <style:style style:name="P97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184f38f" style:font-size-asian="14pt" style:font-size-complex="14pt"/>
    </style:style>
    <style:style style:name="P98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5dd958" officeooo:paragraph-rsid="0184f38f" style:font-size-asian="14pt" style:font-weight-asian="normal" style:font-size-complex="14pt" style:font-weight-complex="normal"/>
    </style:style>
    <style:style style:name="P99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4pt" fo:font-weight="normal" officeooo:rsid="0184f38f" officeooo:paragraph-rsid="0184f38f" style:font-size-asian="14pt" style:font-weight-asian="normal" style:font-size-complex="14pt" style:font-weight-complex="normal"/>
    </style:style>
    <style:style style:name="P100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2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184f38f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1" style:family="paragraph" style:parent-style-name="List_20_Paragraph" style:list-style-name="L2" style:master-page-name="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15dd958" officeooo:paragraph-rsid="018d88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2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5dd958" officeooo:paragraph-rsid="018d88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3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84f38f" officeooo:paragraph-rsid="018d88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4" style:family="paragraph" style:parent-style-name="List_20_Paragraph" style:list-style-name="L2" style:master-page-name="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184f38f" officeooo:paragraph-rsid="018d88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05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8d881b" officeooo:paragraph-rsid="018d88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184f38f" style:font-size-asian="12.25pt" style:font-size-complex="14pt"/>
    </style:style>
    <style:style style:name="T3" style:family="text">
      <style:text-properties fo:font-size="14pt" officeooo:rsid="018c8751" style:font-size-asian="12.25pt" style:font-size-complex="14pt"/>
    </style:style>
    <style:style style:name="T4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officeooo:rsid="00373523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officeooo:rsid="0184f38f" style:font-name-asian="Times New Roman1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5dcade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fo:language="ru" fo:country="RU" officeooo:rsid="001ab047" style:font-name-asian="Times New Roman1" style:language-asian="ru" style:country-asian="RU" style:font-name-complex="Times New Roman1"/>
    </style:style>
    <style:style style:name="T14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5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6" style:family="text">
      <style:text-properties fo:color="#000000" loext:opacity="100%" fo:language="ru" fo:country="RU" fo:font-style="normal" fo:font-weight="normal" officeooo:rsid="0080dbc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18" style:family="text">
      <style:text-properties fo:color="#000000" loext:opacity="100%" fo:language="ru" fo:country="RU" fo:font-weight="normal" officeooo:rsid="001b4fb0" style:font-name-asian="Times New Roman1" style:language-asian="ru" style:country-asian="RU" style:font-weight-asian="normal" style:font-name-complex="Times New Roman1" style:font-weight-complex="normal"/>
    </style:style>
    <style:style style:name="T19" style:family="text">
      <style:text-properties fo:color="#000000" loext:opacity="100%" fo:language="ru" fo:country="RU" fo:font-weight="normal" officeooo:rsid="0184f38f" style:font-name-asian="Times New Roman1" style:language-asian="ru" style:country-asian="RU" style:font-weight-asian="normal" style:font-name-complex="Times New Roman1" style:font-weight-complex="normal"/>
    </style:style>
    <style:style style:name="T20" style:family="text">
      <style:text-properties fo:color="#000000" loext:opacity="100%" fo:language="ru" fo:country="RU" fo:font-weight="normal" officeooo:rsid="015dd958" style:font-name-asian="Times New Roman1" style:language-asian="ru" style:country-asian="RU" style:font-weight-asian="normal" style:font-name-complex="Times New Roman1" style:font-weight-complex="normal"/>
    </style:style>
    <style:style style:name="T21" style:family="text">
      <style:text-properties fo:color="#000000" loext:opacity="100%" fo:language="ru" fo:country="RU" fo:font-weight="normal" officeooo:rsid="01189984" style:font-name-asian="Times New Roman1" style:language-asian="ru" style:country-asian="RU" style:font-weight-asian="normal" style:font-name-complex="Times New Roman1" style:font-weight-complex="normal"/>
    </style:style>
    <style:style style:name="T22" style:family="text">
      <style:text-properties fo:color="#000000" loext:opacity="100%" fo:language="ru" fo:country="RU" fo:font-weight="normal" officeooo:rsid="01198f7b" style:font-name-asian="Times New Roman1" style:language-asian="ru" style:country-asian="RU" style:font-weight-asian="normal" style:font-name-complex="Times New Roman1" style:font-weight-complex="normal"/>
    </style:style>
    <style:style style:name="T23" style:family="text">
      <style:text-properties fo:color="#000000" loext:opacity="100%" fo:language="ru" fo:country="RU" fo:font-weight="normal" officeooo:rsid="00d25af8" style:font-name-asian="Times New Roman1" style:language-asian="ru" style:country-asian="RU" style:font-weight-asian="normal" style:font-name-complex="Times New Roman1" style:font-weight-complex="normal"/>
    </style:style>
    <style:style style:name="T24" style:family="text">
      <style:text-properties fo:color="#000000" loext:opacity="100%" fo:language="ru" fo:country="RU" fo:font-weight="normal" officeooo:rsid="003c4add" style:font-name-asian="Times New Roman1" style:language-asian="ru" style:country-asian="RU" style:font-weight-asian="normal" style:font-name-complex="Times New Roman1" style:font-weight-complex="normal"/>
    </style:style>
    <style:style style:name="T25" style:family="text">
      <style:text-properties fo:color="#000000" loext:opacity="100%" fo:language="ru" fo:country="RU" fo:font-weight="normal" officeooo:rsid="0080dbc3" style:font-name-asian="Times New Roman1" style:language-asian="ru" style:country-asian="RU" style:font-weight-asian="normal" style:font-name-complex="Times New Roman1" style:font-weight-complex="normal"/>
    </style:style>
    <style:style style:name="T26" style:family="text">
      <style:text-properties fo:color="#000000" loext:opacity="100%" fo:language="ru" fo:country="RU" fo:font-weight="normal" officeooo:rsid="011afa70" style:font-name-asian="Times New Roman1" style:language-asian="ru" style:country-asian="RU" style:font-weight-asian="normal" style:font-name-complex="Times New Roman1" style:font-weight-complex="normal"/>
    </style:style>
    <style:style style:name="T27" style:family="text">
      <style:text-properties fo:color="#000000" loext:opacity="100%" fo:font-size="14pt" fo:language="ru" fo:country="RU" fo:font-style="normal" fo:font-weight="normal" officeooo:rsid="016f782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color="#000000" loext:opacity="100%" fo:background-color="#ffffff" loext:char-shading-value="0"/>
    </style:style>
    <style:style style:name="T29" style:family="text">
      <style:text-properties fo:color="#000000" loext:opacity="100%" officeooo:rsid="018c8751" fo:background-color="#ffffff" loext:char-shading-value="0"/>
    </style:style>
    <style:style style:name="T30" style:family="text">
      <style:text-properties fo:color="#000000" loext:opacity="100%" style:font-name="Liberation Serif" fo:font-size="14pt" fo:language="ru" fo:country="RU" fo:font-style="normal" fo:font-weight="normal" officeooo:rsid="016f782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fo:color="#000000" loext:opacity="100%" style:font-name="Liberation Serif" fo:font-size="14pt" fo:language="ru" fo:country="RU" fo:font-style="normal" fo:font-weight="normal" officeooo:rsid="0184f38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color="#000000" loext:opacity="100%" style:font-name="Liberation Serif" fo:font-size="14pt" fo:language="ru" fo:country="RU" fo:font-style="normal" fo:font-weight="normal" officeooo:rsid="0186fa4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style:font-name="Liberation Serif" fo:font-size="14pt" fo:language="ru" fo:country="RU" fo:font-style="normal" fo:font-weight="normal" officeooo:rsid="018c875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fo:font-variant="small-caps" style:font-name="Liberation Sans" fo:font-size="20pt" fo:letter-spacing="0.0035in" fo:font-weight="bold" style:font-size-asian="20pt" style:font-weight-asian="bold" style:font-size-complex="20pt" style:font-weight-complex="bold"/>
    </style:style>
    <style:style style:name="T35" style:family="text">
      <style:text-properties fo:font-variant="small-caps" style:font-name="Liberation Sans" fo:font-size="20pt" fo:letter-spacing="0.0035in" fo:font-weight="bold" officeooo:rsid="01046572" style:font-size-asian="20pt" style:font-weight-asian="bold" style:font-size-complex="20pt" style:font-weight-complex="bold"/>
    </style:style>
    <style:style style:name="T36" style:family="text">
      <style:text-properties fo:font-variant="small-caps" fo:font-size="20pt" fo:letter-spacing="0.0035in" fo:font-weight="bold" style:font-size-asian="20pt" style:font-weight-asian="bold" style:font-size-complex="20pt" style:font-weight-complex="bold"/>
    </style:style>
    <style:style style:name="T37" style:family="text">
      <style:text-properties fo:font-variant="small-caps" fo:font-size="20pt" fo:letter-spacing="0.0035in" fo:font-weight="bold" officeooo:rsid="01741f7c" style:font-size-asian="20pt" style:font-weight-asian="bold" style:font-size-complex="20pt" style:font-weight-complex="bold"/>
    </style:style>
    <style:style style:name="T38" style:family="text">
      <style:text-properties fo:font-variant="small-caps" fo:font-size="20pt" fo:letter-spacing="0.0035in" fo:font-weight="bold" officeooo:rsid="01046572" style:font-size-asian="20pt" style:font-weight-asian="bold" style:font-size-complex="20pt" style:font-weight-complex="bold"/>
    </style:style>
    <style:style style:name="T39" style:family="text">
      <style:text-properties fo:font-variant="small-caps" fo:font-size="20pt" fo:letter-spacing="0.0035in" fo:font-weight="bold" officeooo:rsid="0184f38f" style:font-size-asian="20pt" style:font-weight-asian="bold" style:font-size-complex="20pt" style:font-weight-complex="bold"/>
    </style:style>
    <style:style style:name="T40" style:family="text">
      <style:text-properties style:font-name="Liberation Sans" fo:font-size="14pt" fo:language="ru" fo:country="RU" style:font-size-asian="14pt" style:font-size-complex="14pt"/>
    </style:style>
    <style:style style:name="T41" style:family="text">
      <style:text-properties style:font-name="Liberation Sans" fo:font-size="14pt" fo:language="ru" fo:country="RU" officeooo:rsid="00f5f22d" style:font-size-asian="14pt" style:font-size-complex="14pt"/>
    </style:style>
    <style:style style:name="T42" style:family="text">
      <style:text-properties style:font-name="Liberation Sans" fo:font-size="14pt" fo:language="ru" fo:country="RU" officeooo:rsid="00f70929" style:font-size-asian="14pt" style:font-size-complex="14pt"/>
    </style:style>
    <style:style style:name="T43" style:family="text">
      <style:text-properties style:font-name="Liberation Sans" fo:font-size="14pt" fo:language="ru" fo:country="RU" officeooo:rsid="011afa70" style:font-size-asian="14pt" style:font-size-complex="14pt"/>
    </style:style>
    <style:style style:name="T44" style:family="text">
      <style:text-properties style:font-name="Liberation Sans" fo:font-size="14pt" fo:language="ru" fo:country="RU" officeooo:rsid="015dd958" style:font-size-asian="14pt" style:font-size-complex="14pt"/>
    </style:style>
    <style:style style:name="T45" style:family="text">
      <style:text-properties style:font-name="Liberation Sans" fo:font-size="14pt" fo:language="ru" fo:country="RU" fo:font-style="italic" style:font-name-asian="Times New Roman1" style:font-size-asian="14pt" style:font-style-asian="italic" style:font-name-complex="Times New Roman1"/>
    </style:style>
    <style:style style:name="T46" style:family="text">
      <style:text-properties style:font-name="Liberation Sans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47" style:family="text">
      <style:text-properties style:font-name="Liberation Sans" fo:font-size="14pt" fo:language="ru" fo:country="RU" fo:font-style="italic" officeooo:rsid="018acab2" style:font-name-asian="Times New Roman1" style:font-size-asian="14pt" style:font-style-asian="italic" style:font-name-complex="Times New Roman1"/>
    </style:style>
    <style:style style:name="T48" style:family="text">
      <style:text-properties fo:font-weight="normal" officeooo:rsid="010f4276" style:font-weight-asian="normal" style:font-weight-complex="normal"/>
    </style:style>
    <style:style style:name="T49" style:family="text">
      <style:text-properties fo:font-weight="normal" officeooo:rsid="017e6e4b" style:font-weight-asian="normal" style:font-weight-complex="normal"/>
    </style:style>
    <style:style style:name="T50" style:family="text">
      <style:text-properties fo:font-weight="normal" officeooo:rsid="017f7d41" style:font-weight-asian="normal" style:font-weight-complex="normal"/>
    </style:style>
    <style:style style:name="T51" style:family="text">
      <style:text-properties fo:font-weight="normal" officeooo:rsid="0184f38f" style:font-weight-asian="normal" style:font-weight-complex="normal"/>
    </style:style>
    <style:style style:name="T52" style:family="text">
      <style:text-properties fo:font-weight="bold"/>
    </style:style>
    <style:style style:name="T53" style:family="text">
      <style:text-properties fo:font-weight="bold" officeooo:rsid="016d0cc8"/>
    </style:style>
    <style:style style:name="T54" style:family="text">
      <style:text-properties officeooo:rsid="016d0cc8"/>
    </style:style>
    <style:style style:name="T55" style:family="text">
      <style:text-properties officeooo:rsid="0177560b"/>
    </style:style>
    <style:style style:name="T56" style:family="text">
      <style:text-properties officeooo:rsid="0184f38f"/>
    </style:style>
    <style:style style:name="T57" style:family="text">
      <style:text-properties officeooo:rsid="015dd958"/>
    </style:style>
    <style:style style:name="T58" style:family="text">
      <style:text-properties style:font-name="Liberation Serif" fo:font-size="14pt" officeooo:rsid="015dd958" style:font-size-asian="14pt" style:font-size-complex="14pt"/>
    </style:style>
    <style:style style:name="T59" style:family="text">
      <style:text-properties style:font-name="Liberation Serif" fo:font-size="14pt" officeooo:rsid="0184f38f" style:font-size-asian="14pt" style:font-size-complex="14pt"/>
    </style:style>
    <style:style style:name="T60" style:family="text">
      <style:text-properties style:font-name="Liberation Serif" officeooo:rsid="0184f38f" style:font-size-asian="12.25pt"/>
    </style:style>
    <style:style style:name="T61" style:family="text">
      <style:text-properties officeooo:rsid="016a1d83"/>
    </style:style>
    <style:style style:name="T62" style:family="text">
      <style:text-properties officeooo:rsid="018c8751"/>
    </style:style>
    <style:style style:name="T63" style:family="text">
      <style:text-properties officeooo:rsid="018f4d03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9"/>
      <text:p text:style-name="P10"/>
      <text:p text:style-name="P2"><text:span text:style-name="T4">ФАКУЛЬТЕТ <text:tab/></text:span><text:span text:style-name="T5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9"/>
      <text:p text:style-name="P9"/>
      <text:p text:style-name="P5"><text:span text:style-name="T10">Отчет по </text:span><text:span text:style-name="T11">лабораторной работе №</text:span><text:span text:style-name="T12">7</text:span></text:p>
      <text:p text:style-name="P5"><text:span text:style-name="T11">«</text:span><text:span text:style-name="T12">СБАЛАНСИРОВАННЫЕ ДЕРЕВЬЯ, ХЕШ-ТАБЛИЦЫ</text:span><text:span text:style-name="T11">»</text:span></text:p>
      <text:p text:style-name="P9"/>
      <text:p text:style-name="P9"/>
      <text:p text:style-name="P2"><text:span text:style-name="T6">Студент<text:tab/><text:tab/><text:tab/></text:span><text:span text:style-name="T9">Равашдех</text:span><text:span text:style-name="T8"> </text:span><text:span text:style-name="T9">Фадей</text:span><text:span text:style-name="T8"> </text:span><text:span text:style-name="T9">Хешамович</text:span></text:p>
      <text:p text:style-name="P11"/>
      <text:p text:style-name="P2"><text:span text:style-name="T6">Группа<text:tab/><text:tab/><text:tab/>ИУ7 – </text:span><text:span text:style-name="T7">3</text:span><text:span text:style-name="T9">5</text:span><text:span text:style-name="T6">Б </text:span></text:p>
      <text:p text:style-name="P9"/>
      <text:p text:style-name="P12">Преподаватель<text:tab/><text:tab/><text:span text:style-name="T63">Никульшина Т. А.</text:span></text:p>
      <text:p text:style-name="P8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7"/>
      <text:p text:style-name="P4"><text:span text:style-name="T45">20</text:span><text:span text:style-name="T46">2</text:span><text:span text:style-name="T47">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91"><text:a xlink:type="simple" xlink:href="#__RefHeading___Toc1493_1224043242" text:style-name="Index_20_Link" text:visited-style-name="Index_20_Link">Описание условия задачи<text:tab/>3</text:a></text:p>
          <text:p text:style-name="P91"><text:a xlink:type="simple" xlink:href="#__RefHeading___Toc4685_1404657966" text:style-name="Index_20_Link" text:visited-style-name="Index_20_Link">Описание технического задания<text:tab/>3</text:a></text:p>
          <text:p text:style-name="P91"><text:a xlink:type="simple" xlink:href="#__RefHeading___Toc1497_1224043242%20Copy%201" text:style-name="Index_20_Link" text:visited-style-name="Index_20_Link">Описание структур данных<text:tab/>4</text:a></text:p>
          <text:p text:style-name="P91"><text:a xlink:type="simple" xlink:href="#__RefHeading___Toc942_59822919" text:style-name="Index_20_Link" text:visited-style-name="Index_20_Link">Описание функций программы<text:tab/>5</text:a></text:p>
          <text:p text:style-name="P91"><text:a xlink:type="simple" xlink:href="#__RefHeading___Toc1499_1224043242%20Copy%201" text:style-name="Index_20_Link" text:visited-style-name="Index_20_Link">Описание алгоритма<text:tab/>7</text:a></text:p>
          <text:p text:style-name="P91"><text:a xlink:type="simple" xlink:href="#__RefHeading___Toc1360_2850155652" text:style-name="Index_20_Link" text:visited-style-name="Index_20_Link">Набор тестов<text:tab/>8</text:a></text:p>
          <text:p text:style-name="P91"><text:a xlink:type="simple" xlink:href="#__RefHeading___Toc790_1263790923" text:style-name="Index_20_Link" text:visited-style-name="Index_20_Link">Оценка эффективности поиска (секунды)<text:tab/>9</text:a></text:p>
          <text:p text:style-name="P91"><text:a xlink:type="simple" xlink:href="#__RefHeading___Toc4687_1404657966" text:style-name="Index_20_Link" text:visited-style-name="Index_20_Link">Память (байт)<text:tab/>10</text:a></text:p>
          <text:p text:style-name="P91"><text:a xlink:type="simple" xlink:href="#__RefHeading___Toc4689_1404657966" text:style-name="Index_20_Link" text:visited-style-name="Index_20_Link">Эффективность реструктуризации (секунды)<text:tab/>10</text:a></text:p>
          <text:p text:style-name="P91"><text:a xlink:type="simple" xlink:href="#__RefHeading___Toc1426_3587368743" text:style-name="Index_20_Link" text:visited-style-name="Index_20_Link">Ответы на контрольные вопросы<text:tab/>10</text:a></text:p>
          <text:p text:style-name="P91"><text:a xlink:type="simple" xlink:href="#__RefHeading___Toc4691_1404657966" text:style-name="Index_20_Link" text:visited-style-name="Index_20_Link">Вывод<text:tab/>11</text:a></text:p>
        </text:index-body>
      </text:table-of-content>
      <text:p text:style-name="P60"/>
      <text:h text:style-name="P21" text:outline-level="1"><text:bookmark-start text:name="__RefHeading___Toc1493_1224043242"/>Описание условия задачи<text:bookmark-end text:name="__RefHeading___Toc1493_1224043242"/></text:h>
      <text:p text:style-name="P46">Построить хеш-таблицу для слов текстового файла. Осуществить поиск указанного слова в двоичном дереве поиска (ДДП) и в хеш-таблице, если его нет, то добавить его (по желанию пользователя) в дерево и, соответственно, в таблицу. При необходимости использовать реструктуризацию таблицы. Сбалансировать дерево. Сравнить время поиска, объем памяти и количество сравнений при использовании ДДП, сбалансированных деревьев и хештаблиц. Сравнить эффективность добавления ключа в таблицу или ее реструктуризацию для различной степени заполненности таблицы.</text:p>
      <text:h text:style-name="P22" text:outline-level="1"><text:bookmark-start text:name="__RefHeading___Toc4685_1404657966"/>Описание технического задания<text:bookmark-end text:name="__RefHeading___Toc4685_1404657966"/></text:h>
      <text:list text:style-name="L1">
        <text:list-header>
          <text:p text:style-name="P92"><text:span text:style-name="T13">Входные данные: </text:span><text:span text:style-name="T19">Номер пункта меню, с</text:span><text:span text:style-name="T20">трока пути к файлу с данными, слова для их поиска/добавления/</text:span><text:span text:style-name="T19">удаления в дереве/хеш-таблице</text:span><text:span text:style-name="T21">.</text:span></text:p>
          <text:p text:style-name="P95"><text:span text:style-name="T17">Выходные данные: </text:span><text:span text:style-name="T20">Считаное из файла</text:span><text:span text:style-name="T22"> </text:span><text:span text:style-name="T19">двоичное</text:span><text:span text:style-name="T22"> дерево </text:span><text:span text:style-name="T19">поиска</text:span><text:span text:style-name="T22">, </text:span><text:span text:style-name="T19">сбалансированное двоичное дерево поиска, хеш таблицы с открым и закрытым хешированием,</text:span><text:span text:style-name="T22"> </text:span><text:span text:style-name="T20">результат поиска в дереве </text:span><text:span text:style-name="T19">и хеш-таблицах,</text:span><text:span text:style-name="T22"> </text:span><text:span text:style-name="T20">сравнение количества сравнений, </text:span><text:span text:style-name="T22">врем</text:span><text:span text:style-name="T20">ени поиска и занимаемой памяти между файлом и деревом</text:span><text:span text:style-name="T22">.</text:span></text:p>
          <text:p text:style-name="P100">Обращение к программе:</text:p>
          <text:p text:style-name="P96"><text:span text:style-name="T18">Запускается через терминал </text:span><text:span text:style-name="T23">командой</text:span><text:span text:style-name="T18">:</text:span><text:span text:style-name="T24"> ./</text:span><text:span text:style-name="T25">app.exe</text:span><text:span text:style-name="T16">. </text:span></text:p>
          <text:list>
            <text:list-item>
              <text:list>
                <text:list-header>
                  <text:p text:style-name="P93"><text:span text:style-name="T15">Ф</text:span><text:span text:style-name="T14">ункции меню программы:</text:span></text:p>
                </text:list-header>
              </text:list>
              <text:p text:style-name="P98">0. Информация о программе </text:p>
              <text:p text:style-name="P98">1. Считать <text:span text:style-name="T56">данные</text:span> из файла</text:p>
              <text:p text:style-name="P98">2. Вывести <text:span text:style-name="T56">данные</text:span></text:p>
              <text:p text:style-name="P98">3. Найти слово</text:p>
              <text:p text:style-name="P99">4. Удалить слово</text:p>
              <text:p text:style-name="P99">5. Сбалансировать дерево</text:p>
              <text:p text:style-name="P98"><text:span text:style-name="T56">6</text:span>. Сравнение <text:span text:style-name="T56">деревьев и хеш-таблиц</text:span></text:p>
              <text:p text:style-name="P99">7. Сравнение хеш-таблиц</text:p>
            </text:list-item>
          </text:list>
        </text:list-header>
      </text:list>
      <text:p text:style-name="P30">8. Выйти</text:p>
      <text:list text:continue-numbering="true" text:style-name="L1">
        <text:list-header>
          <text:p text:style-name="P94"><text:span text:style-name="T15">А</text:span><text:span text:style-name="T14">варийные ситуации:</text:span></text:p>
          <text:p text:style-name="P97"><text:span text:style-name="T20">1</text:span><text:span text:style-name="T26">. Ошибка выделения памяти;</text:span></text:p>
        </text:list-header>
      </text:list>
      <text:p text:style-name="P44">2. Прекращение ввода (EOF);</text:p>
      <text:p text:style-name="P44">3. Некорректный ввод;</text:p>
      <text:p text:style-name="P44">4. Некорректный выбор действия меню программы;</text:p>
      <text:p text:style-name="P44">5. Пустая строка;</text:p>
      <text:p text:style-name="P45">6. Некорректный файл.</text:p>
      <text:h text:style-name="P36" text:outline-level="1"><text:bookmark-start text:name="__RefHeading___Toc1497_1224043242 Copy 1"/>Описание структур данных<text:bookmark-end text:name="__RefHeading___Toc1497_1224043242 Copy 1"/></text:h>
      <text:p text:style-name="P85">Основные структуры дерева</text:p>
      <text:p text:style-name="P87">// <text:span text:style-name="T58">Структура данных узла дерева: слово и его </text:span><text:span text:style-name="T59">высота при балансировке</text:span></text:p>
      <text:p text:style-name="P87">typedef struct</text:p>
      <text:p text:style-name="P87">{</text:p>
      <text:p text:style-name="P87"><text:s text:c="4"/>char *key;</text:p>
      <text:p text:style-name="P87"><text:s text:c="4"/>int height;</text:p>
      <text:p text:style-name="P87">} pair_t;</text:p>
      <text:p text:style-name="P87">// <text:span text:style-name="T57">Структура узла дерева</text:span></text:p>
      <text:p text:style-name="P87">struct bintree</text:p>
      <text:p text:style-name="P87">{</text:p>
      <text:p text:style-name="P87"><text:s text:c="4"/>pair_t data;</text:p>
      <text:p text:style-name="P87"><text:s text:c="4"/>bin_tree_t left;</text:p>
      <text:p text:style-name="P87"><text:s text:c="4"/>bin_tree_t right;</text:p>
      <text:p text:style-name="P87">};</text:p>
      <text:p text:style-name="P86">Структуры хеш-таблиц</text:p>
      <text:p text:style-name="code">// <text:s/><text:span text:style-name="T56">Структура цепочки на списке для открытого хеширования</text:span></text:p>
      <text:p text:style-name="code">struct hash_list</text:p>
      <text:p text:style-name="code">{</text:p>
      <text:p text:style-name="code"><text:s text:c="4"/>char *key;</text:p>
      <text:p text:style-name="code"><text:s text:c="4"/>node_t *node;</text:p>
      <text:p text:style-name="code">};</text:p>
      <text:p text:style-name="code">// Структура хеш-таблицы открытого хеширования</text:p>
      <text:p text:style-name="code">struct hash_table_open</text:p>
      <text:p text:style-name="code">{</text:p>
      <text:p text:style-name="code"><text:s text:c="4"/>node_t **arr;</text:p>
      <text:p text:style-name="code"><text:s text:c="4"/>size_t n;</text:p>
      <text:p text:style-name="code">};</text:p>
      <text:p text:style-name="code">// Структура хеш-таблицы закрытого хеширования</text:p>
      <text:p text:style-name="code">struct hash_table_closed</text:p>
      <text:p text:style-name="code">{</text:p>
      <text:p text:style-name="code"><text:s text:c="4"/>char **arr;</text:p>
      <text:p text:style-name="code"><text:s text:c="4"/>size_t n;</text:p>
      <text:p text:style-name="code">};</text:p>
      <text:p text:style-name="P85">Вспомогательные структуры для обхода по дереву</text:p>
      <text:p text:style-name="code">// Структура для замера времени поиска</text:p>
      <text:p text:style-name="code">struct measure_times</text:p>
      <text:p text:style-name="code">{</text:p>
      <text:p text:style-name="code"><text:s text:c="4"/>double tree_timer;</text:p>
      <text:p text:style-name="code"><text:s text:c="4"/>double file_timer;</text:p>
      <text:p text:style-name="code"><text:s text:c="4"/>char *filename;</text:p>
      <text:p text:style-name="code"><text:s text:c="4"/>bin_tree_t tree;</text:p>
      <text:p text:style-name="code">};</text:p>
      <text:p text:style-name="code">// Структура для списка для стека для вывода дерева</text:p>
      <text:p text:style-name="code">typedef struct list *list_t;</text:p>
      <text:p text:style-name="code">struct list</text:p>
      <text:p text:style-name="code">{</text:p>
      <text:p text:style-name="code"><text:s text:c="4"/>char ch;</text:p>
      <text:p text:style-name="code"><text:s text:c="4"/>list_t next;</text:p>
      <text:p text:style-name="code">};</text:p>
      <text:h text:style-name="P37" text:outline-level="1"><text:bookmark-start text:name="__RefHeading___Toc942_59822919"/><text:span text:style-name="T35">О</text:span><text:span text:style-name="T34">писание функций программы</text:span><text:bookmark-end text:name="__RefHeading___Toc942_59822919"/></text:h>
      <text:p text:style-name="P32">Функции основного файла программы</text:p>
      <text:p text:style-name="P3">// <text:span text:style-name="T61">Контроллер программы</text:span></text:p>
      <text:p text:style-name="P3">int controller(int option, bin_tree_t *tree, char **filename);</text:p>
      <text:p text:style-name="P3">// <text:span text:style-name="T61">Основная функция</text:span></text:p>
      <text:p text:style-name="P3">int main(void);</text:p>
      <text:p text:style-name="P32">Функции <text:span text:style-name="T61">двоичного</text:span> дерева <text:span text:style-name="T61">поиска</text:span></text:p>
      <text:p text:style-name="P3">// <text:span text:style-name="T61">Перевод ДДТ в АВЛ-дерево</text:span></text:p>
      <text:p text:style-name="P3">bt_rc_t bst_to_avl_tree(bin_tree_t *tree);</text:p>
      <text:p text:style-name="P3">// <text:span text:style-name="T61">Очищение дерева</text:span></text:p>
      <text:p text:style-name="P3">void bin_tree_clear(bin_tree_t *tree);</text:p>
      <text:p text:style-name="P3">// <text:span text:style-name="T61">Вставка</text:span></text:p>
      <text:p text:style-name="P3">bt_rc_t bin_tree_insert(bin_tree_t *tree, const char *key);</text:p>
      <text:p text:style-name="P3">// <text:span text:style-name="T61">Поиск</text:span></text:p>
      <text:p text:style-name="P3">bt_rc_t bin_tree_find(const bin_tree_t tree, const char *key, int **num, int *cmp_count);</text:p>
      <text:p text:style-name="P3">// <text:span text:style-name="T61">Удаление</text:span></text:p>
      <text:p text:style-name="P3">bt_rc_t bin_tree_remove(bin_tree_t *tree, char *key);</text:p>
      <text:p text:style-name="P3">// <text:span text:style-name="T61">Обход (префиксный)</text:span></text:p>
      <text:p text:style-name="P3">void bin_tree_each(const bin_tree_t tree, void (*action)(const char *key, int *num, void *param), void *param);</text:p>
      <text:p text:style-name="P34">Функции хеш-таблицы открытого хеширования</text:p>
      <text:p text:style-name="P3">// <text:span text:style-name="T61">Конструктор</text:span></text:p>
      <text:p text:style-name="P3">hto_t hto_create(void);</text:p>
      <text:p text:style-name="P3">// <text:span text:style-name="T61">Деструктор</text:span></text:p>
      <text:p text:style-name="P3">void hto_destroy(hto_t *table);</text:p>
      <text:p text:style-name="P3">// <text:span text:style-name="T61">Очистка</text:span></text:p>
      <text:p text:style-name="P3">ht_rc_t hto_clear(hto_t table);</text:p>
      <text:p text:style-name="P3">// <text:span text:style-name="T61">Вставка</text:span></text:p>
      <text:p text:style-name="P3">ht_rc_t hto_insert(hto_t *table, const char *key);</text:p>
      <text:p text:style-name="P3">// <text:span text:style-name="T61">Поиск</text:span></text:p>
      <text:p text:style-name="P3">ht_rc_t hto_find(hto_t table, const char *key, int *cmp_count);</text:p>
      <text:p text:style-name="P3">// <text:span text:style-name="T61">Удаление</text:span></text:p>
      <text:p text:style-name="P3">ht_rc_t hto_remove(hto_t table, char *key);</text:p>
      <text:p text:style-name="P3">// <text:span text:style-name="T61">Вывод</text:span></text:p>
      <text:p text:style-name="P3">void hto_print(hto_t table);</text:p>
      <text:p text:style-name="P3">// <text:span text:style-name="T61">Реструктуризация</text:span></text:p>
      <text:p text:style-name="P3">ht_rc_t hto_restruct(hto_t *table);</text:p>
      <text:p text:style-name="P33">Функции хеш-таблицы закрытого хеширования</text:p>
      <text:p text:style-name="P3">// <text:span text:style-name="T61">Конструктор</text:span></text:p>
      <text:p text:style-name="P3">ht<text:span text:style-name="T56">c</text:span>_t ht<text:span text:style-name="T56">c</text:span>_create(void);</text:p>
      <text:p text:style-name="P3">// <text:span text:style-name="T61">Деструктор</text:span></text:p>
      <text:p text:style-name="P3">void ht<text:span text:style-name="T56">с</text:span>_destroy(ht<text:span text:style-name="T56">c</text:span>_t *table);</text:p>
      <text:p text:style-name="P3">// <text:span text:style-name="T61">Очистка</text:span></text:p>
      <text:p text:style-name="P3">ht_rc_t ht<text:span text:style-name="T56">с</text:span>_clear(ht<text:span text:style-name="T56">c</text:span>_t table);</text:p>
      <text:p text:style-name="P3">// <text:span text:style-name="T61">Вставка</text:span></text:p>
      <text:p text:style-name="P3">ht_rc_t ht<text:span text:style-name="T56">c</text:span>_insert(h<text:span text:style-name="T56">tc</text:span>_t *table, const char *key);</text:p>
      <text:p text:style-name="P3">// <text:span text:style-name="T61">Поиск</text:span></text:p>
      <text:p text:style-name="P3">ht_rc_t ht<text:span text:style-name="T56">c</text:span>_find(ht<text:span text:style-name="T56">c</text:span>_t table, const char *key, int *cmp_count);</text:p>
      <text:p text:style-name="P3">// <text:span text:style-name="T61">Удаление</text:span></text:p>
      <text:p text:style-name="P3">ht_rc_t ht<text:span text:style-name="T56">c</text:span>_remove(ht<text:span text:style-name="T56">c</text:span>_t table, char *key);</text:p>
      <text:p text:style-name="P3"><text:soft-page-break/>// <text:span text:style-name="T61">Вывод</text:span></text:p>
      <text:p text:style-name="P3">void ht<text:span text:style-name="T56">c</text:span>_print(ht<text:span text:style-name="T56">c</text:span>_t table);</text:p>
      <text:p text:style-name="P3">// <text:span text:style-name="T61">Реструктуризация</text:span></text:p>
      <text:p text:style-name="P3">ht_rc_t ht<text:span text:style-name="T56">c</text:span>_restruct(ht<text:span text:style-name="T56">c</text:span>_t *table);</text:p>
      <text:p text:style-name="P31">Функции-контроллеры</text:p>
      <text:p text:style-name="code">// <text:span text:style-name="T56">Чтение из файла</text:span></text:p>
      <text:p text:style-name="code">int read(bin_tree_t *tree, hto_t *hto_table, htc_t *htc_table, char **filename);</text:p>
      <text:p text:style-name="P88">// <text:span text:style-name="T56">Вывод</text:span></text:p>
      <text:p text:style-name="code">void print(bin_tree_t tree, hto_t hto_table, htc_t htc_table);</text:p>
      <text:p text:style-name="P88">// <text:span text:style-name="T56">Поиск (добавление)</text:span></text:p>
      <text:p text:style-name="code">int find(bin_tree_t *tree, hto_t *hto_table, htc_t *htc_table);</text:p>
      <text:p text:style-name="P88">// <text:span text:style-name="T56">Удаление</text:span></text:p>
      <text:p text:style-name="code">int remove_word(bin_tree_t *tree, hto_t hto_table, htc_t htc_table);</text:p>
      <text:p text:style-name="P88">// <text:span text:style-name="T56">Балансировка</text:span></text:p>
      <text:p text:style-name="code">int balance(bin_tree_t *tree);</text:p>
      <text:p text:style-name="P31">Функции сравнения</text:p>
      <text:p text:style-name="P88">// <text:span text:style-name="T56">Общее сравнение</text:span></text:p>
      <text:p text:style-name="P79">int compare(char *filename);</text:p>
      <text:p text:style-name="P88">// <text:span text:style-name="T56">Сравнение времени</text:span></text:p>
      <text:p text:style-name="P79">void measure_search(const char *key, int *value, void *n);</text:p>
      <text:p text:style-name="P79">int compare_time(bin_tree_t tree, bin_tree_t avl, hto_t hto, htc_t htc);</text:p>
      <text:p text:style-name="P88">// <text:span text:style-name="T56">Сравнение количества сравнений</text:span></text:p>
      <text:p text:style-name="P79">void measure_cmps(const char *key, int *value, void *n);</text:p>
      <text:p text:style-name="P79">int compare_cmps(bin_tree_t tree, bin_tree_t avl, hto_t hto, htc_t htc);</text:p>
      <text:p text:style-name="P88">// <text:span text:style-name="T56">Сравнение памяти</text:span></text:p>
      <text:p text:style-name="P79">void measure_mems(const char *key, int *value, void *n);</text:p>
      <text:p text:style-name="P79">int compare_mem(bin_tree_t tree, bin_tree_t avl, hto_t hto, htc_t htc)</text:p>
      <text:p text:style-name="P31">Функции ввода/вывода</text:p>
      <text:p text:style-name="P78">// Вывод меню программы</text:p>
      <text:p text:style-name="P78">void print_menu(void);</text:p>
      <text:p text:style-name="P78">// Вывод информации о программе</text:p>
      <text:p text:style-name="P78">void print_info(void);</text:p>
      <text:p text:style-name="P89">// <text:span text:style-name="T56">Чтение строки неопределен. длины из стандартного потока ввода</text:span></text:p>
      <text:p text:style-name="P78">int get_input(char **str, FILE *f);</text:p>
      <text:p text:style-name="P78">// Чтение строки определенной длины из стандартного потока ввода</text:p>
      <text:p text:style-name="P78">int get_n_input(char pch[], size_t n);</text:p>
      <text:p text:style-name="P78">// Получение выбранного пользователем пункта</text:p>
      <text:p text:style-name="P78">int get_option(size_t *option);</text:p>
      <text:p text:style-name="P78">// Вывод сообщения, пояснящего ошибку</text:p>
      <text:p text:style-name="P78">void print_error_msg(int rc);</text:p>
      <text:p text:style-name="P78">// Вывод сообщения, пояснящего ошибку, и возврат того же кода возврата</text:p>
      <text:p text:style-name="P78">int print_error(int rc);</text:p>
      <text:h text:style-name="P23" text:outline-level="1"/>
      <text:h text:style-name="P24" text:outline-level="1"><text:bookmark-start text:name="__RefHeading___Toc1499_1224043242 Copy 1"/>Описание алгоритма<text:bookmark-end text:name="__RefHeading___Toc1499_1224043242 Copy 1"/></text:h>
      <text:list text:style-name="L2">
        <text:list-item>
          <text:p text:style-name="P101">Поиск в дереве двоичного поиска: сравнение искомого слова со словом данного узла. Если искомое слово равно, то слово найдено, если меньше, то вызывается функция поиска от левой вершины, иначе от правой. Если в итоге узел пуст, то слово не найдено.</text:p>
        </text:list-item>
        <text:list-item>
          <text:p text:style-name="P102">Вставка элемента <text:span text:style-name="T56">в ДДП</text:span>: проход рекурсивно по дереву как при поиске, но если находит искомый узел, то увеличивает его чатоту на единицу, а если узел пуст, то создает элемент с переданным словом и вставляет его на место пустого.</text:p>
        </text:list-item>
        <text:list-item>
          <text:p text:style-name="P102">Удаление элемента <text:span text:style-name="T56">из ДДП </text:span>: Если узел пуст, то возврат. Если узел не имеет потомков, то удаление узла. Если у узла один потомок, то узел удаляется, а на его место встает его потомок. Если у узла два потомка, то находится самый правый потомок у левого потомка и данные заменяются на найденные, а найденый потомок удаляется.</text:p>
        </text:list-item>
        <text:list-item>
          <text:p text:style-name="P102">Обход дерева: Обход выполняется префиксно, сначала обрабатывается узел дерева с помощью переданной функции и переменной возврата, потом рекурсивный обход левого и правого потомков.</text:p>
        </text:list-item>
        <text:list-item>
          <text:p text:style-name="P103">Балансировка: Создается АВЛ-дерево, в которое вставляются элементы из обычного ДДП, которые следят за своей высотой и балансируются при необходимости поворотами, если разница высот поддеревьев равна двум.</text:p>
        </text:list-item>
        <text:list-item>
          <text:p text:style-name="P105">Хеш-функция для строк: берется первый символ, добавляется в сумму по модулю размера таблицы. Берется второй элемент, складывается с суммой, умноженной на константу (простое число), помещается в сумму по модулю размера таблицы. И далее следующие символы. Тогда итоговое значение хеш-функции будет равно: c1 * k^n + c2 * k^(n-1) + … + cn (mod N), где ci — i-ый символ строки, k — константа, n — количество символов в строке, N — размер таблицы.</text:p>
        </text:list-item>
        <text:list-item>
          <text:p text:style-name="P104">Вставка в хеш-таблицу с открытым хешированием: вычисляется значение хеш-функции, в начало списка с соответствующим индексом вставляется новый узел, если не коллизия не превысит определенное значение.</text:p>
        </text:list-item>
        <text:list-item>
          <text:p text:style-name="P103">Поиск в хеш-таблице с открытым хешированием: вычисляется значение хеш-функции, в списке с соответствующим индексом ищется ключ.</text:p>
        </text:list-item>
        <text:list-item>
          <text:p text:style-name="P103">Удаление из хеш-таблицы с открытым хешированием: вычисляется значение хеш-функции, из списка с соответствующим индексом удаляется узел с соответствующим ключом.</text:p>
        </text:list-item>
        <text:list-item>
          <text:p text:style-name="P103"><text:soft-page-break/>Вставка в хеш-таблицу с закрытым хешированием: вычисляется значение хеш-функции, если значение по индексу пусто, то запись, если нет, то индекс увеличивается на единицу пока не найдется пустого места или коллизия не превысит определенное значение.</text:p>
        </text:list-item>
        <text:list-item>
          <text:p text:style-name="P103">Поиск в хеш-таблице с закрытым хешированием: вычисляется значение хеш-функции, ищется ключ аналогично вставке.</text:p>
        </text:list-item>
        <text:list-item>
          <text:p text:style-name="P103">Удаление из хеш-таблиц<text:span text:style-name="T62">ы</text:span> с закрытым хешированием: ищется ключ аналогично вставке, когда находит, заменяет его на DEL — значение ключа, который считается свободным для вставки, но занятым для поиска.</text:p>
        </text:list-item>
        <text:list-item>
          <text:p text:style-name="P103">Реструктуризация хеш-таблицы происходит при превышении коллизией определенного значения: создается новый массив, больше старого, в который вставляются все элементы из старого.</text:p>
        </text:list-item>
      </text:list>
      <text:h text:style-name="Heading_20_1" text:outline-level="1"><text:bookmark-start text:name="__RefHeading___Toc1360_2850155652"/>Набор тестов<text:bookmark-end text:name="__RefHeading___Toc1360_285015565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1">№</text:p>
          </table:table-cell>
          <table:table-cell table:style-name="Table1.A1" office:value-type="string">
            <text:p text:style-name="P66">Название теста</text:p>
          </table:table-cell>
          <table:table-cell table:style-name="Table1.A1" office:value-type="string">
            <text:p text:style-name="P67">Пользовательский ввод</text:p>
          </table:table-cell>
          <table:table-cell table:style-name="Table1.D1" office:value-type="string">
            <text:p text:style-name="P66">Вывод</text:p>
          </table:table-cell>
        </table:table-row>
        <table:table-row table:style-name="Table1.2">
          <table:table-cell table:style-name="Table1.A2" office:value-type="string">
            <text:p text:style-name="P70">1</text:p>
          </table:table-cell>
          <table:table-cell table:style-name="Table1.A2" office:value-type="string">
            <text:p text:style-name="P68">Некорректнрое действие</text:p>
          </table:table-cell>
          <table:table-cell table:style-name="Table1.A2" office:value-type="string">
            <text:p text:style-name="P72">10</text:p>
          </table:table-cell>
          <table:table-cell table:style-name="Table1.D2" office:value-type="string">
            <text:p text:style-name="P50">Некорректный номер пункта меню. Действия не существует.</text:p>
            <text:p text:style-name="P51">Ошибка: Действие с введенным пунктом отсутствует.</text:p>
          </table:table-cell>
        </table:table-row>
        <table:table-row>
          <table:table-cell table:style-name="Table1.A2" office:value-type="string">
            <text:p text:style-name="P62">2</text:p>
          </table:table-cell>
          <table:table-cell table:style-name="Table1.A2" office:value-type="string">
            <text:p text:style-name="P6"><text:span text:style-name="T41">Некорре</text:span><text:span text:style-name="T42">к</text:span><text:span text:style-name="T41">тный </text:span><text:span text:style-name="T43">ввод </text:span><text:span text:style-name="T44">файла</text:span></text:p>
          </table:table-cell>
          <table:table-cell table:style-name="Table1.A2" office:value-type="string">
            <text:p text:style-name="P73">1</text:p>
            <text:p text:style-name="P73">\n</text:p>
          </table:table-cell>
          <table:table-cell table:style-name="Table1.D2" office:value-type="string">
            <text:p text:style-name="P52">Ошибка: Некорректный ввод.</text:p>
          </table:table-cell>
        </table:table-row>
        <table:table-row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69">Работа с некорректным файлом</text:p>
          </table:table-cell>
          <table:table-cell table:style-name="Table1.A2" office:value-type="string">
            <text:p text:style-name="P73">1</text:p>
            <text:p text:style-name="P73">not_existing_file.txt</text:p>
            <text:p text:style-name="P73">4</text:p>
          </table:table-cell>
          <table:table-cell table:style-name="Table1.D2" office:value-type="string">
            <text:p text:style-name="P52">Ошибка: некорректный файл.</text:p>
          </table:table-cell>
        </table:table-row>
        <table:table-row>
          <table:table-cell table:style-name="Table1.A2" office:value-type="string">
            <text:p text:style-name="P64">4</text:p>
          </table:table-cell>
          <table:table-cell table:style-name="Table1.A2" office:value-type="string">
            <text:p text:style-name="P69">Некорректный ввод</text:p>
          </table:table-cell>
          <table:table-cell table:style-name="Table1.A2" office:value-type="string">
            <text:p text:style-name="P73">1</text:p>
            <text:p text:style-name="P73">data/10</text:p>
            <text:p text:style-name="P73">\n</text:p>
          </table:table-cell>
          <table:table-cell table:style-name="Table1.D2" office:value-type="string">
            <text:p text:style-name="P52">Ошибка: Некорректный ввод.</text:p>
          </table:table-cell>
        </table:table-row>
        <table:table-row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38"><text:span text:style-name="T41">К</text:span><text:span text:style-name="T40">орректный ввод и вывод дерева</text:span></text:p>
          </table:table-cell>
          <table:table-cell table:style-name="Table1.A2" office:value-type="string">
            <text:p text:style-name="P73">1</text:p>
            <text:p text:style-name="P73">data/10</text:p>
            <text:p text:style-name="P73">2<text:span text:style-name="T60"/></text:p>
          </table:table-cell>
          <table:table-cell table:style-name="Table1.D2" office:value-type="string">
            <text:p text:style-name="P53">Вывод хеш-таблицы с открытым хешированием: …</text:p>
            <text:p text:style-name="P53">Вывод хеш-таблицы с закрытым хешированием: …</text:p>
          </table:table-cell>
        </table:table-row>
      </table:table>
      <text:p text:style-name="Text_20_body"/>
      <text:p text:style-name="Text_20_body"/>
      <text:p text:style-name="P40"/>
      <text:p text:style-name="P41">Оценка среднего количества сравнений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0">Количество <text:span text:style-name="T56">ключей</text:span></text:p>
          </table:table-cell>
          <table:table-cell table:style-name="Table3.A1" office:value-type="string">
            <text:p text:style-name="P82">ДДП</text:p>
          </table:table-cell>
          <table:table-cell table:style-name="Table3.A1" office:value-type="string">
            <text:p text:style-name="P82">Сбалансированное ДДП</text:p>
          </table:table-cell>
          <table:table-cell table:style-name="Table3.A1" office:value-type="string">
            <text:p text:style-name="P82">Хеш-таблица с открытым хешированием</text:p>
          </table:table-cell>
          <table:table-cell table:style-name="Table3.E1" office:value-type="string">
            <text:p text:style-name="P82">Хеш-таблица с закрытым хешированием</text:p>
          </table:table-cell>
        </table:table-row>
        <table:table-row table:style-name="Table3.2"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74">1.000000</text:p>
          </table:table-cell>
          <table:table-cell table:style-name="Table3.A2" office:value-type="string">
            <text:p text:style-name="P74">1.000000</text:p>
          </table:table-cell>
          <table:table-cell table:style-name="Table3.A2" office:value-type="string">
            <text:p text:style-name="P75">1.000000</text:p>
          </table:table-cell>
          <table:table-cell table:style-name="Table3.E2" office:value-type="string">
            <text:p text:style-name="P75">1.000000</text:p>
          </table:table-cell>
        </table:table-row>
        <table:table-row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74">3.100000</text:p>
          </table:table-cell>
          <table:table-cell table:style-name="Table3.A2" office:value-type="string">
            <text:p text:style-name="P74">2.900000</text:p>
          </table:table-cell>
          <table:table-cell table:style-name="Table3.A2" office:value-type="string">
            <text:p text:style-name="P74">1.000000</text:p>
          </table:table-cell>
          <table:table-cell table:style-name="Table3.E2" office:value-type="string">
            <text:p text:style-name="P74">1.000000</text:p>
          </table:table-cell>
        </table:table-row>
        <table:table-row>
          <table:table-cell table:style-name="Table3.A2" office:value-type="string">
            <text:p text:style-name="P81">100</text:p>
          </table:table-cell>
          <table:table-cell table:style-name="Table3.A2" office:value-type="string">
            <text:p text:style-name="P75">7.340000</text:p>
          </table:table-cell>
          <table:table-cell table:style-name="Table3.A2" office:value-type="string">
            <text:p text:style-name="P75">5.810000</text:p>
          </table:table-cell>
          <table:table-cell table:style-name="Table3.A2" office:value-type="string">
            <text:p text:style-name="P75">1.<text:span text:style-name="T62">89</text:span>0000</text:p>
          </table:table-cell>
          <table:table-cell table:style-name="Table3.E2" office:value-type="string">
            <text:p text:style-name="P75">1.000000</text:p>
          </table:table-cell>
        </table:table-row>
        <table:table-row>
          <table:table-cell table:style-name="Table3.A2" office:value-type="string">
            <text:p text:style-name="P81">1000</text:p>
          </table:table-cell>
          <table:table-cell table:style-name="Table3.A2" office:value-type="string">
            <text:p text:style-name="P75">13.560000</text:p>
          </table:table-cell>
          <table:table-cell table:style-name="Table3.A2" office:value-type="string">
            <text:p text:style-name="P75">9.175000</text:p>
          </table:table-cell>
          <table:table-cell table:style-name="Table3.A2" office:value-type="string">
            <text:p text:style-name="P75">1.8<text:span text:style-name="T62">89</text:span>000</text:p>
          </table:table-cell>
          <table:table-cell table:style-name="Table3.E2" office:value-type="string">
            <text:p text:style-name="P75">1.000000</text:p>
          </table:table-cell>
        </table:table-row>
        <table:table-row>
          <table:table-cell table:style-name="Table3.A2" office:value-type="string">
            <text:p text:style-name="P81">10000</text:p>
          </table:table-cell>
          <table:table-cell table:style-name="Table3.A2" office:value-type="string">
            <text:p text:style-name="P75">16.166900</text:p>
          </table:table-cell>
          <table:table-cell table:style-name="Table3.A2" office:value-type="string">
            <text:p text:style-name="P75">12.440500</text:p>
          </table:table-cell>
          <table:table-cell table:style-name="Table3.A2" office:value-type="string">
            <text:p text:style-name="P75">1.7<text:span text:style-name="T62">933</text:span>00</text:p>
          </table:table-cell>
          <table:table-cell table:style-name="Table3.E2" office:value-type="string">
            <text:p text:style-name="P75">1.000000</text:p>
          </table:table-cell>
        </table:table-row>
      </table:table>
      <text:p text:style-name="P35"><text:span text:style-name="T2">Сбалансированное ДДП делает меньше сравнений, чем обычное ДДП, т.к. средняя глубина сбалансированного ДДП ниже, чем средняя глубина обычного ДДП, и соответствует своей ассимптотике log2(N). Количество сравнений в хеш-таблице</text:span><text:span text:style-name="T3"> с открытым хешированием находится между 1 и (C+1)/2, где С – максимальная допустимая коллизия</text:span><text:span text:style-name="T2">. При этом коллизии в хеш-таблице с закрытым хешированием, в отличие от хеш-таблицы с открытым хешированием, влияют на следующие записи, поэтому часто возникают ситуации, когда даже при неполной заполненности таблицы невозможна вставка записи без большой коллизии, </text:span><text:span text:style-name="T3">поэтому</text:span><text:span text:style-name="T2"> происходит реструктуризация таблицы </text:span><text:span text:style-name="T3">и среднее количество сравнений около единицы</text:span><text:span text:style-name="T2">. Хеш-таблицы имеют среднее количество сравнений меньшее чем у ДДП.</text:span></text:p>
      <text:h text:style-name="P25" text:outline-level="1"><text:bookmark-start text:name="__RefHeading___Toc790_1263790923"/><text:span text:style-name="T38">Оценка эффективности </text:span><text:span text:style-name="T39">поиска (секунды)</text:span><text:bookmark-end text:name="__RefHeading___Toc790_126379092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80">Количество <text:span text:style-name="T56">ключей</text:span></text:p>
          </table:table-cell>
          <table:table-cell table:style-name="Table4.A1" office:value-type="string">
            <text:p text:style-name="P82">ДДП</text:p>
          </table:table-cell>
          <table:table-cell table:style-name="Table4.A1" office:value-type="string">
            <text:p text:style-name="P82">Сбалансированное ДДП</text:p>
          </table:table-cell>
          <table:table-cell table:style-name="Table4.A1" office:value-type="string">
            <text:p text:style-name="P82">Хеш-таблица с открытым хешированием</text:p>
          </table:table-cell>
          <table:table-cell table:style-name="Table4.E1" office:value-type="string">
            <text:p text:style-name="P82">Хеш-таблица с закрытым хешированием</text:p>
          </table:table-cell>
        </table:table-row>
        <table:table-row table:style-name="Table4.2"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54">0.000004</text:p>
          </table:table-cell>
          <table:table-cell table:style-name="Table4.A2" office:value-type="string">
            <text:p text:style-name="P54">0.000003</text:p>
          </table:table-cell>
          <table:table-cell table:style-name="Table4.A2" office:value-type="string">
            <text:p text:style-name="P54">0.00000<text:span text:style-name="T62">6</text:span></text:p>
          </table:table-cell>
          <table:table-cell table:style-name="Table4.E2" office:value-type="string">
            <text:p text:style-name="P54">0.000011</text:p>
          </table:table-cell>
        </table:table-row>
        <table:table-row>
          <table:table-cell table:style-name="Table4.A2" office:value-type="string">
            <text:p text:style-name="P81">10</text:p>
          </table:table-cell>
          <table:table-cell table:style-name="Table4.A2" office:value-type="string">
            <text:p text:style-name="P56">0.000120</text:p>
          </table:table-cell>
          <table:table-cell table:style-name="Table4.A2" office:value-type="string">
            <text:p text:style-name="P56">0.000110</text:p>
          </table:table-cell>
          <table:table-cell table:style-name="Table4.A2" office:value-type="string">
            <text:p text:style-name="P84"><text:span text:style-name="T28">0.0000</text:span><text:span text:style-name="T29">60</text:span></text:p>
          </table:table-cell>
          <table:table-cell table:style-name="Table4.E2" office:value-type="string">
            <text:p text:style-name="P54">0.0001<text:span text:style-name="T62">1</text:span>7</text:p>
          </table:table-cell>
        </table:table-row>
        <table:table-row>
          <table:table-cell table:style-name="Table4.A2" office:value-type="string">
            <text:p text:style-name="P81">100</text:p>
          </table:table-cell>
          <table:table-cell table:style-name="Table4.A2" office:value-type="string">
            <text:p text:style-name="P54">0.001762</text:p>
          </table:table-cell>
          <table:table-cell table:style-name="Table4.A2" office:value-type="string">
            <text:p text:style-name="P54">0.001470</text:p>
          </table:table-cell>
          <table:table-cell table:style-name="Table4.A2" office:value-type="string">
            <text:p text:style-name="P54">0.000466</text:p>
          </table:table-cell>
          <table:table-cell table:style-name="Table4.E2" office:value-type="string">
            <text:p text:style-name="P54">0.000882</text:p>
          </table:table-cell>
        </table:table-row>
        <table:table-row>
          <table:table-cell table:style-name="Table4.A2" office:value-type="string">
            <text:p text:style-name="P81">1000</text:p>
          </table:table-cell>
          <table:table-cell table:style-name="Table4.A2" office:value-type="string">
            <text:p text:style-name="P54">0.009760</text:p>
          </table:table-cell>
          <table:table-cell table:style-name="Table4.A2" office:value-type="string">
            <text:p text:style-name="P54">0.006758</text:p>
          </table:table-cell>
          <table:table-cell table:style-name="Table4.A2" office:value-type="string">
            <text:p text:style-name="P54">0.001311</text:p>
          </table:table-cell>
          <table:table-cell table:style-name="Table4.E2" office:value-type="string">
            <text:p text:style-name="P54">0.002327</text:p>
          </table:table-cell>
        </table:table-row>
        <table:table-row>
          <table:table-cell table:style-name="Table4.A2" office:value-type="string">
            <text:p text:style-name="P81">10000</text:p>
          </table:table-cell>
          <table:table-cell table:style-name="Table4.A2" office:value-type="string">
            <text:p text:style-name="P54">0.104646</text:p>
          </table:table-cell>
          <table:table-cell table:style-name="Table4.A2" office:value-type="string">
            <text:p text:style-name="P54">0.078042</text:p>
          </table:table-cell>
          <table:table-cell table:style-name="Table4.A2" office:value-type="string">
            <text:p text:style-name="P54">0.014229</text:p>
          </table:table-cell>
          <table:table-cell table:style-name="Table4.E2" office:value-type="string">
            <text:p text:style-name="P54">0.024264</text:p>
          </table:table-cell>
        </table:table-row>
      </table:table>
      <text:p text:style-name="P28"><text:span text:style-name="T56">Сбалансированное ДДП</text:span> в следствие <text:span text:style-name="T56">меньшего среденего количества сравнений</text:span> работает быстрее, чем <text:span text:style-name="T56">обычное </text:span>ДДП. Хеш-таблиц<text:span text:style-name="T56">а с </text:span><text:span text:style-name="T62">от</text:span><text:span text:style-name="T56">крытым хешированием </text:span>работает быстрее <text:span text:style-name="T56">хеш-таблицы с </text:span><text:span text:style-name="T62">закрытым</text:span><text:span text:style-name="T56"> хешированием </text:span><text:span text:style-name="T62">примерно в 2 раза</text:span>, <text:span text:style-name="T62">т.к. сама таблица меньше в чуть менее, чем количество максимальной допустимой коллизии раз</text:span><text:span text:style-name="T56">. Хеш-таблицы эффективнее деревьев в поиске, т.к.</text:span> <text:span text:style-name="T56">имеют меньшее количество сравнений. </text:span></text:p>
      <text:h text:style-name="P26" text:outline-level="1"><text:bookmark-start text:name="__RefHeading___Toc4687_1404657966"/><text:soft-page-break/><text:span text:style-name="T37">Память</text:span><text:span text:style-name="T36"> (</text:span><text:span text:style-name="T37">байт</text:span><text:span text:style-name="T36">)</text:span><text:bookmark-end text:name="__RefHeading___Toc4687_140465796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0">Количество <text:span text:style-name="T56">ключей</text:span></text:p>
          </table:table-cell>
          <table:table-cell table:style-name="Table2.A1" office:value-type="string">
            <text:p text:style-name="P82">ДДП</text:p>
          </table:table-cell>
          <table:table-cell table:style-name="Table2.A1" office:value-type="string">
            <text:p text:style-name="P82">Сбалансированное ДДП</text:p>
          </table:table-cell>
          <table:table-cell table:style-name="Table2.A1" office:value-type="string">
            <text:p text:style-name="P82">Хеш-таблица с открытым хешированием</text:p>
          </table:table-cell>
          <table:table-cell table:style-name="Table2.E1" office:value-type="string">
            <text:p text:style-name="P82">Хеш-таблица с закрытым хешированием</text:p>
          </table:table-cell>
        </table:table-row>
        <table:table-row table:style-name="Table2.2"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77">26</text:p>
          </table:table-cell>
          <table:table-cell table:style-name="Table2.A2" office:value-type="string">
            <text:p text:style-name="P74">30</text:p>
          </table:table-cell>
          <table:table-cell table:style-name="Table2.A2" office:value-type="string">
            <text:p text:style-name="P77">106</text:p>
          </table:table-cell>
          <table:table-cell table:style-name="Table2.E2" office:value-type="string">
            <text:p text:style-name="P59">90</text:p>
          </table:table-cell>
        </table:table-row>
        <table:table-row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77">260</text:p>
          </table:table-cell>
          <table:table-cell table:style-name="Table2.A2" office:value-type="string">
            <text:p text:style-name="P76">300</text:p>
          </table:table-cell>
          <table:table-cell table:style-name="Table2.A2" office:value-type="string">
            <text:p text:style-name="P77">268</text:p>
          </table:table-cell>
          <table:table-cell table:style-name="Table2.E2" office:value-type="string">
            <text:p text:style-name="P59">108</text:p>
          </table:table-cell>
        </table:table-row>
        <table:table-row>
          <table:table-cell table:style-name="Table2.A2" office:value-type="string">
            <text:p text:style-name="P81">100</text:p>
          </table:table-cell>
          <table:table-cell table:style-name="Table2.A2" office:value-type="string">
            <text:p text:style-name="P77">2674</text:p>
          </table:table-cell>
          <table:table-cell table:style-name="Table2.A2" office:value-type="string">
            <text:p text:style-name="P75">3074</text:p>
          </table:table-cell>
          <table:table-cell table:style-name="Table2.A2" office:value-type="string">
            <text:p text:style-name="P77">2170</text:p>
          </table:table-cell>
          <table:table-cell table:style-name="Table2.E2" office:value-type="string">
            <text:p text:style-name="P59">1146</text:p>
          </table:table-cell>
        </table:table-row>
        <table:table-row>
          <table:table-cell table:style-name="Table2.A2" office:value-type="string">
            <text:p text:style-name="P81">1000</text:p>
          </table:table-cell>
          <table:table-cell table:style-name="Table2.A2" office:value-type="string">
            <text:p text:style-name="P77">27298</text:p>
          </table:table-cell>
          <table:table-cell table:style-name="Table2.A2" office:value-type="string">
            <text:p text:style-name="P75">31298</text:p>
          </table:table-cell>
          <table:table-cell table:style-name="Table2.A2" office:value-type="string">
            <text:p text:style-name="P59">22330</text:p>
          </table:table-cell>
          <table:table-cell table:style-name="Table2.E2" office:value-type="string">
            <text:p text:style-name="P59">12906</text:p>
          </table:table-cell>
        </table:table-row>
        <table:table-row>
          <table:table-cell table:style-name="Table2.A2" office:value-type="string">
            <text:p text:style-name="P81">10000</text:p>
          </table:table-cell>
          <table:table-cell table:style-name="Table2.A2" office:value-type="string">
            <text:p text:style-name="P54">279298</text:p>
          </table:table-cell>
          <table:table-cell table:style-name="Table2.A2" office:value-type="string">
            <text:p text:style-name="P75">319298</text:p>
          </table:table-cell>
          <table:table-cell table:style-name="Table2.A2" office:value-type="string">
            <text:p text:style-name="P54">232314</text:p>
          </table:table-cell>
          <table:table-cell table:style-name="Table2.E2" office:value-type="string">
            <text:p text:style-name="P54">138282</text:p>
          </table:table-cell>
        </table:table-row>
      </table:table>
      <text:p text:style-name="P29"><text:span text:style-name="T56">Сбалансированное ДДП</text:span><text:span text:style-name="T55"> </text:span><text:span text:style-name="T56">занимает </text:span><text:span text:style-name="T62">больш</text:span><text:span text:style-name="T56">е места в памяти, ч</text:span><text:span text:style-name="T62">ем</text:span><text:span text:style-name="T55"> </text:span><text:span text:style-name="T56">обычное </text:span><text:span text:style-name="T55">ДДП, </text:span><text:span text:style-name="T56">т.к. состоит из узлов</text:span><text:span text:style-name="T62"> с добавленной высотой</text:span><text:span text:style-name="T55">. </text:span><text:span text:style-name="T62">Хеш-таблица с открытым хешированием занимает примерно в 2 раза больше места в памяти, чем хеш-таблица с закрытым хешированием, т.к. узлы списка занимают больше памяти чем элемент массива. Хеш-таблицы занимают меньше памяти, чем деревья, т.к. узел дерева больше узла списка, узел дерева &gt; элемент массива.</text:span></text:p>
      <text:h text:style-name="P42" text:outline-level="1"><text:bookmark-start text:name="__RefHeading___Toc4689_1404657966"/>Эффективность реструктуризации (секунды)<text:bookmark-end text:name="__RefHeading___Toc4689_1404657966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2" office:value-type="string">
            <text:p text:style-name="P65">Заполненность х<text:span text:style-name="T56">еш-таблиц</text:span>ы с</text:p>
          </table:table-cell>
          <table:covered-table-cell/>
          <table:table-cell table:style-name="Table5.C1" table:number-columns-spanned="2" office:value-type="string">
            <text:p text:style-name="P82">Хеш-таблица с</text:p>
          </table:table-cell>
          <table:covered-table-cell/>
        </table:table-row>
        <table:table-row>
          <table:table-cell table:style-name="Table5.A2" office:value-type="string">
            <text:p text:style-name="P83">открытым хешированием</text:p>
          </table:table-cell>
          <table:table-cell table:style-name="Table5.A2" office:value-type="string">
            <text:p text:style-name="P83">закрытым хешированием</text:p>
          </table:table-cell>
          <table:table-cell table:style-name="Table5.A1" office:value-type="string">
            <text:p text:style-name="P83">открытым хешированием</text:p>
          </table:table-cell>
          <table:table-cell table:style-name="Table5.C1" office:value-type="string">
            <text:p text:style-name="P83">закрытым хешированием</text:p>
          </table:table-cell>
        </table:table-row>
        <table:table-row>
          <table:table-cell table:style-name="Table5.A2" office:value-type="string">
            <text:p text:style-name="P58">1/33</text:p>
          </table:table-cell>
          <table:table-cell table:style-name="Table5.A2" office:value-type="string">
            <text:p text:style-name="P58">1/11</text:p>
          </table:table-cell>
          <table:table-cell table:style-name="Table5.A2" office:value-type="string">
            <text:p text:style-name="P57">0.000012</text:p>
          </table:table-cell>
          <table:table-cell table:style-name="Table5.D3" office:value-type="string">
            <text:p text:style-name="P57">0.000012</text:p>
          </table:table-cell>
        </table:table-row>
        <table:table-row>
          <table:table-cell table:style-name="Table5.A2" office:value-type="string">
            <text:p text:style-name="P58">10/33</text:p>
          </table:table-cell>
          <table:table-cell table:style-name="Table5.A2" office:value-type="string">
            <text:p text:style-name="P59">10/11</text:p>
          </table:table-cell>
          <table:table-cell table:style-name="Table5.A2" office:value-type="string">
            <text:p text:style-name="P57">0.000021</text:p>
          </table:table-cell>
          <table:table-cell table:style-name="Table5.D3" office:value-type="string">
            <text:p text:style-name="P57">0.000009</text:p>
          </table:table-cell>
        </table:table-row>
        <table:table-row>
          <table:table-cell table:style-name="Table5.A2" office:value-type="string">
            <text:p text:style-name="P58">100/111</text:p>
          </table:table-cell>
          <table:table-cell table:style-name="Table5.A2" office:value-type="string">
            <text:p text:style-name="P58">100/109</text:p>
          </table:table-cell>
          <table:table-cell table:style-name="Table5.A2" office:value-type="string">
            <text:p text:style-name="P57">0.000053</text:p>
          </table:table-cell>
          <table:table-cell table:style-name="Table5.D3" office:value-type="string">
            <text:p text:style-name="P57">0.000026</text:p>
          </table:table-cell>
        </table:table-row>
        <table:table-row>
          <table:table-cell table:style-name="Table5.A2" office:value-type="string">
            <text:p text:style-name="P58">1000/1137</text:p>
          </table:table-cell>
          <table:table-cell table:style-name="Table5.A2" office:value-type="string">
            <text:p text:style-name="P58">1000/1201</text:p>
          </table:table-cell>
          <table:table-cell table:style-name="Table5.A2" office:value-type="string">
            <text:p text:style-name="P57">0.000542</text:p>
          </table:table-cell>
          <table:table-cell table:style-name="Table5.D3" office:value-type="string">
            <text:p text:style-name="P57">0.000289</text:p>
          </table:table-cell>
        </table:table-row>
        <table:table-row>
          <table:table-cell table:style-name="Table5.A2" office:value-type="string">
            <text:p text:style-name="P58">10000/12381</text:p>
          </table:table-cell>
          <table:table-cell table:style-name="Table5.A2" office:value-type="string">
            <text:p text:style-name="P58">10000/12373</text:p>
          </table:table-cell>
          <table:table-cell table:style-name="Table5.A2" office:value-type="string">
            <text:p text:style-name="P55">0.005741</text:p>
          </table:table-cell>
          <table:table-cell table:style-name="Table5.D3" office:value-type="string">
            <text:p text:style-name="P55">0.000708</text:p>
          </table:table-cell>
        </table:table-row>
      </table:table>
      <text:p text:style-name="P27">Видно, что при равном размере и равной заполненности реструктуризация хеш-таблицы с закрытым хешированием быстрее, чем реструктуризация хеш-таблицы с открытым хешированием. Одна и та же таблица при большей заполненности реструктурируется дольше.</text:p>
      <text:h text:style-name="P39" text:outline-level="1"><text:bookmark-start text:name="__RefHeading___Toc1426_3587368743"/>Ответы на контрольные вопросы<text:bookmark-end text:name="__RefHeading___Toc1426_3587368743"/></text:h>
      <text:p text:style-name="P48"><text:span text:style-name="T54">1</text:span>. Чем отличается идеально сбалансированное дерево от АВЛ дерева? <text:span text:style-name="T48">В идеально сбалансированном дереве кол-во элементов в правом и левом поддереве отличается не более чем на единицу. В АВЛ дереве высоты правого и левого поддерева отличается не более чем на единицу.</text:span></text:p>
      <text:p text:style-name="P47"><text:span text:style-name="T53">2. </text:span><text:span text:style-name="T52">Чем отличается поиск в АВЛ-дереве от поиска в дереве двоичного поиска? </text:span><text:span text:style-name="T48">Алгоритм </text:span><text:span text:style-name="T51">тот же</text:span><text:span text:style-name="T48">, </text:span><text:span text:style-name="T51">но в АВЛ-дереве поиск быстрее.</text:span><text:span text:style-name="T48"><text:line-break/></text:span><text:soft-page-break/><text:span text:style-name="T53">3</text:span><text:span text:style-name="T52">. Что такое хеш-таблица, каков принцип ее построения? </text:span><text:span text:style-name="T48">Структура данных позволяющая получать по ключу элемент массива называется хеш-таблицей. Для доступа по ключу используется хеш-функция, </text:span><text:span text:style-name="T51">которая</text:span><text:span text:style-name="T48"> по ключу получает нужный индекс массива. </text:span><text:span text:style-name="T51">Она</text:span><text:span text:style-name="T48"> должна возвращать </text:span><text:span text:style-name="T51">равные</text:span><text:span text:style-name="T48"> </text:span><text:span text:style-name="T51">индексы</text:span><text:span text:style-name="T48"> для одного ключа</text:span><text:span text:style-name="T51">,</text:span><text:span text:style-name="T48"> использовать все индексы с одинаковой вероятностью </text:span><text:span text:style-name="T51">и быстро считаться.</text:span></text:p>
      <text:p text:style-name="P47"><text:span text:style-name="T53">4</text:span><text:span text:style-name="T52">. Что такое коллизии? Каковы методы их устранения. </text:span><text:span text:style-name="T48">Ситуация, когда из разных ключей хеш-функция выдаёт од</text:span><text:span text:style-name="T51">ин</text:span><text:span text:style-name="T48"> и тот же индекс, называется коллизией. Метод цепочек – </text:span><text:span text:style-name="T49">п</text:span><text:span text:style-name="T48">ри коллизии элемент добавляется </text:span><text:span text:style-name="T50">в</text:span><text:span text:style-name="T48"> список элементов этого индекса. Линейная адресация – при коллизии ищется следующая незаполненная ячейка. Произвольная адресация - используется заранее сгенерированный список случайных чисел для получения последовательности. Двойное хеширование – </text:span><text:span text:style-name="T51">вычитать из значения первой значение второй при необходимости.</text:span></text:p>
      <text:p text:style-name="P47"><text:span text:style-name="T53">5</text:span><text:span text:style-name="T52">. В каком случае поиск в хеш-таблицах становится неэффективен? </text:span><text:span text:style-name="T48">При большом количестве коллизий.</text:span></text:p>
      <text:p text:style-name="P47"><text:span text:style-name="T53">6.</text:span><text:span text:style-name="T52"> Эффективность поиска в АВЛ деревьях, в дереве двоичного поиска и в хеш-таблицах </text:span><text:span text:style-name="T48">Скорость поиска в хеш-таблице зависит от числа коллизий. При небольшом числе коллизий для поиска элемента совершается мало сравнений и поиск быстрее чем в деревьях. АВЛ</text:span><text:span text:style-name="T51">-</text:span><text:span text:style-name="T48">дерево быстрее при поиске за счёт более равномерного распределения элементов чем в ДДП.</text:span></text:p>
      <text:p text:style-name="P49"/>
      <text:h text:style-name="P43" text:outline-level="1"><text:bookmark-start text:name="__RefHeading___Toc4691_1404657966"/>Вывод<text:bookmark-end text:name="__RefHeading___Toc4691_1404657966"/></text:h>
      <text:p text:style-name="P71"><text:span text:style-name="T27"><text:tab/></text:span><text:span text:style-name="T30">В ходе лабораторной работы я </text:span><text:span text:style-name="T31">научился реализовывать двоичное дерево поиска, АВЛ-дерево и </text:span><text:span text:style-name="T30">хеш-таблиц</text:span><text:span text:style-name="T31">ы с различным хешированием.</text:span><text:span text:style-name="T30"><text:line-break/><text:tab/></text:span><text:span text:style-name="T32">АВЛ-деревья более сбалансированы, чем обычные деревья двоичного поиска, поэтому их среднее коилчество сравнений меньше, поэтому и скорость поиска выше. </text:span><text:span text:style-name="T33">Хеш-таблица с открытым хешированием примерно в 2 раза быстрее, чем хеш-таблица с закрытым хешированием, но при этом занимает в 2 раза больше памяти. При этом коллизия больше в хеш-таблице с открытым хешированием, что и обеспечивает меньший размер таблицы-массива. Реструктуризация быстрее у хеш-таблицы с закрытым хешированием, т.к перенос элементов в новый массив быстрее, чем перенос элементов в массив спис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Liberation Mono" fo:font-family="'Liberation Mono'" style:font-family-generic="modern" style:font-pitch="fixed" fo:font-size="12pt" fo:font-weight="normal" officeooo:rsid="015dd95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style:font-name="Liberation Serif" fo:font-family="'Liberation Serif'" style:font-family-generic="roman" style:font-pitch="variable" fo:font-size="20pt" fo:letter-spacing="0.0035in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>
      <style:paragraph-properties fo:margin-top="0in" fo:margin-bottom="0in" style:contextual-spacing="false" fo:line-height="100%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span text:style-name="MT1"><text:page-number text:select-page="current">11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301</meta:editing-cycles>
    <meta:print-date>2019-11-26T17:37:00</meta:print-date>
    <meta:creation-date>2018-12-20T06:53:00</meta:creation-date>
    <dc:date>2023-12-16T21:28:41.374208198</dc:date>
    <meta:editing-duration>P1DT17H28M43S</meta:editing-duration>
    <meta:generator>LibreOffice/7.5.6.2$Linux_X86_64 LibreOffice_project/50$Build-2</meta:generator>
    <meta:document-statistic meta:table-count="6" meta:image-count="1" meta:object-count="0" meta:page-count="11" meta:paragraph-count="374" meta:word-count="2031" meta:character-count="15025" meta:non-whitespace-character-count="132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